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 table:number-columns-repeated="3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3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4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5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6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3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9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0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7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0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1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2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3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4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5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2" calcext:value-type="date">
            <text:p>02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0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2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3];2)" office:value-type="string" office:string-value="33" calcext:value-type="string">
            <text:p>33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4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5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6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8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2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3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5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3" calcext:value-type="date">
            <text:p>03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5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5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5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5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3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4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5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6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72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7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7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7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7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7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7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7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8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8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8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8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8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8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8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8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8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4" calcext:value-type="date">
            <text:p>04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8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9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9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9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9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9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0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0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0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0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0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0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0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0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0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0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1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1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1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13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1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1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1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1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18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1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2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2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2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2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5" calcext:value-type="date">
            <text:p>05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3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4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4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5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5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5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5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5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5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5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5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60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61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6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6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6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65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6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6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6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69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7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7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72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3];2)" office:value-type="string" office:string-value="29" calcext:value-type="string">
            <text:p>29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4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5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6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7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78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79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0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82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8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6" calcext:value-type="date">
            <text:p>06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8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8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8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8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8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9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9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9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7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9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0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0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0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0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0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1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4:05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2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2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2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2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2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26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2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2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2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07" calcext:value-type="date">
            <text:p>07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3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0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1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2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3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4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4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4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47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4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4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50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1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5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5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0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1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2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6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67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68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69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70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71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72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73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74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75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76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77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7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79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80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8" calcext:value-type="date">
            <text:p>08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8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8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8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8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8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8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8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8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89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9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9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9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95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9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9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9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99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00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01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02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03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04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05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06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09" calcext:value-type="date">
            <text:p>09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0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0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1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1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1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1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2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2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22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23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2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5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26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27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28];2)" office:value-type="string" office:string-value="30" calcext:value-type="string">
            <text:p>30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9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30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31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32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4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35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8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9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4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4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4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4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44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45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46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47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48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49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0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1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5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0" calcext:value-type="date">
            <text:p>10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5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5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5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5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5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5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5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6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6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6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6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6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69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70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1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72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3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4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5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7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77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78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8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8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2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86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87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88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8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6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97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9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9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0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1" calcext:value-type="date">
            <text:p>11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01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6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0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0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4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15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16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1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1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2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2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6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7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2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3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3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4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4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4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2" calcext:value-type="date">
            <text:p>12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4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4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5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5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6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6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6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6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6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6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6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6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6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7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7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7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7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7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8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8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8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8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8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9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9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3" calcext:value-type="date">
            <text:p>13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9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0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1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1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1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1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21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2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2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2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2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2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3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3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3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3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3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3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3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3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3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4" calcext:value-type="date">
            <text:p>14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5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5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5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5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5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5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5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5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5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59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60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1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62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6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6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6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66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6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6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6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7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71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75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76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7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7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7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8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8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8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8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8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8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8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8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8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8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5" calcext:value-type="date">
            <text:p>15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0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0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0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0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08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09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0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1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2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1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6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8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0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1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2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3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4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5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6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7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2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2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3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3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3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3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6" calcext:value-type="date">
            <text:p>16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4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4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5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5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5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5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5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5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5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5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5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0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6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63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6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65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6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67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8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9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70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71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72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7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7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7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7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7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7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7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8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7" calcext:value-type="date">
            <text:p>17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8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8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8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9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9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9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9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9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9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0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0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0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0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1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1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1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1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1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1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1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1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1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1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2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2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2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2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25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2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2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2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29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3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3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3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8" calcext:value-type="date">
            <text:p>18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4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4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4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4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4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4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4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4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4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4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5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5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5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0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6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8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6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7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7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7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8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19" calcext:value-type="date">
            <text:p>19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8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8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8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9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9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9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0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0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0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1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1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1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1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1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1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1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2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2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2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0" calcext:value-type="date">
            <text:p>20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4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4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4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3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5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5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5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5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6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6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6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6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7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1" calcext:value-type="date">
            <text:p>21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7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7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7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8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8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8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8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9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9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99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0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0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0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0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0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0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1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2" calcext:value-type="date">
            <text:p>22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2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3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3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3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3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3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4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4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4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4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4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4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5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5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53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54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5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5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5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5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5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6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61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3" calcext:value-type="date">
            <text:p>23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7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7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7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8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8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0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8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8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8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8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1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9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0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0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1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1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1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1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1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4" calcext:value-type="date">
            <text:p>24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1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1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2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3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3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3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3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3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3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3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3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4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4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4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4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4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4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5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5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5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5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5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5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5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5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5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6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6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6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5" calcext:value-type="date">
            <text:p>25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6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8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8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8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8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9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9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9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9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9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9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9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9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9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0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6" calcext:value-type="date">
            <text:p>26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1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2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2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2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2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2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2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2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2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2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2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3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3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3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4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4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4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4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4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4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7" calcext:value-type="date">
            <text:p>27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5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2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3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6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6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6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6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6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6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7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7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7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7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8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8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8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8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84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85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8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8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8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8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9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9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9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9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9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0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0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8" calcext:value-type="date">
            <text:p>28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0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1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2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2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2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2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27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2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3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3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3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3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3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3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3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40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4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4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29" calcext:value-type="date">
            <text:p>29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5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5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5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5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7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7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7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7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7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7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7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7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7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7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8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8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8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8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8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8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8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8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8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8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5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6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9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9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0" calcext:value-type="date">
            <text:p>30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0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1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1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1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2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2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2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2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Sấm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3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3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3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3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3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4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4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4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3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4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5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7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4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0-31" calcext:value-type="date">
            <text:p>31/10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5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 table:number-rows-repeated="10471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8:49:38.859243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1T08:50:48.839838845</dc:date>
    <meta:editing-duration>PT21M16S</meta:editing-duration>
    <meta:editing-cycles>4</meta:editing-cycles>
    <meta:generator>LibreOffice/6.4.6.2$Linux_X86_64 LibreOffice_project/40$Build-2</meta:generator>
    <meta:document-statistic meta:table-count="1" meta:cell-count="15939" meta:object-count="0"/>
  </office:meta>
</office:document-meta>
</file>